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ta1" style:family="table" style:master-page-name="PageStyle_5f_mlr03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lr03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3</text:p>
          </table:table-cell>
          <table:table-cell table:style-name="ce1" office:value-type="string" calcext:value-type="string">
            <text:p>y</text:p>
          </table:table-cell>
          <table:table-cell table:style-name="ce2"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52" calcext:value-type="float">
            <text:p>152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185" calcext:value-type="float">
            <text:p>185</text:p>
          </table:table-cell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196" calcext:value-type="float">
            <text:p>196</text:p>
          </table:table-cell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142" calcext:value-type="float">
            <text:p>142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101" calcext:value-type="float">
            <text:p>101</text:p>
          </table:table-cell>
          <table:table-cell table:number-columns-repeated="102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149" calcext:value-type="float">
            <text:p>149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table:number-columns-repeated="102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office:value-type="float" office:value="175" calcext:value-type="float">
            <text:p>175</text:p>
          </table:table-cell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office:value-type="float" office:value="164" calcext:value-type="float">
            <text:p>164</text:p>
          </table:table-cell>
          <table:table-cell table:number-columns-repeated="102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141" calcext:value-type="float">
            <text:p>141</text:p>
          </table:table-cell>
          <table:table-cell table:number-columns-repeated="102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141" calcext:value-type="float">
            <text:p>141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184" calcext:value-type="float">
            <text:p>184</text:p>
          </table:table-cell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152" calcext:value-type="float">
            <text:p>152</text:p>
          </table:table-cell>
          <table:table-cell table:number-columns-repeated="102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148" calcext:value-type="float">
            <text:p>148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147" calcext:value-type="float">
            <text:p>147</text:p>
          </table:table-cell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183" calcext:value-type="float">
            <text:p>183</text:p>
          </table:table-cell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office:value-type="float" office:value="177" calcext:value-type="float">
            <text:p>177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159" calcext:value-type="float">
            <text:p>159</text:p>
          </table:table-cell>
          <table:table-cell table:number-columns-repeated="102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177" calcext:value-type="float">
            <text:p>177</text:p>
          </table:table-cell>
          <table:table-cell table:number-columns-repeated="102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  <table:table-cell office:value-type="float" office:value="175" calcext:value-type="float">
            <text:p>175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175" calcext:value-type="float">
            <text:p>175</text:p>
          </table:table-cell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149" calcext:value-type="float">
            <text:p>149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2">
      <number:day/>
      <number:text>/</number:text>
      <number:month/>
      <number:text>/</number:text>
      <number:year/>
    </number:date-style>
    <number:date-style style:name="N113">
      <number:day/>
      <number:text>/</number:text>
      <number:month/>
      <number:text>/</number:text>
      <number:year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lr03" style:display-name="PageStyle_mlr0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19T02:03:09.314029419</dc:date>
    <meta:editing-duration>PT2H44M58S</meta:editing-duration>
    <meta:editing-cycles>1</meta:editing-cycles>
    <meta:document-statistic meta:table-count="1" meta:cell-count="104" meta:object-count="0"/>
    <meta:generator>LibreOffice/6.0.7.3$Linux_X86_64 LibreOffice_project/00m0$Build-3</meta:generator>
  </office:meta>
</office:document-meta>
</file>